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style:style style:name="T13" style:family="text">
      <style:text-properties style:use-window-font-color="true" style:font-name="Arial1" fo:language="da" fo:country="DK" fo:font-style="normal" fo:background-color="#ffff0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3.3.10 Use Case 26: </text:span><text:span text:style-name="T2">Gemme filer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5">IDE</text:span></text:span><text:span text:style-name="Standardskrifttype_20_i_20_afsnit"><text:span text:style-name="T11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 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1">Ingen.</text:span></text:span></text:p>
      <text:p text:style-name="P2"><text:span text:style-name="Standardskrifttype_20_i_20_afsnit"><text:span text:style-name="T11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; de er interesseret i at se, at det er muligt at gemme filer, som kan bruges senere hen eller arbejdes videre på i fremtiden.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Styresystemet er oppe og køre, og brugeren befinder sig i IDE-fanen, samt der er skrevet noget tekst/kode i editoren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Brugeren får gemt teksten/koden.</text:span></text:span></text:p>
      <text:p text:style-name="P2"><text:span text:style-name="Standardskrifttype_20_i_20_afsnit"><text:span text:style-name="T4">Main success scenarie:</text:span></text:span></text:p>
      <text:list xml:id="list38714529" text:style-name="LS1">
        <text:list-item text:start-value="1">
          <text:p text:style-name="P3">Brugeren interagerer med brugergrænsefladen og åbner for IDE-fanen. </text:p>
        </text:list-item>
        <text:list-item>
          <text:p text:style-name="P3">Brugeren skriver kode i editoren.</text:p>
        </text:list-item>
        <text:list-item>
          <text:p text:style-name="P3">Brugeren gemmer filen med bestemt filnavn ved brug af menuen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Brugeren anvender genvejstast til at gemme med. </text:span></text:span></text:p>
      <text:list xml:id="list38693577" text:style-name="L1">
        <text:list-item>
          <text:list>
            <text:list-item>
              <text:p text:style-name="P4"><text:span text:style-name="Standardskrifttype_20_i_20_afsnit"><text:span text:style-name="T5">Filen gemmes via genvejstast (CTRL+S).</text:span></text:span></text:p>
            </text:list-item>
            <text:list-item>
              <text:p text:style-name="P4"><text:span text:style-name="Standardskrifttype_20_i_20_afsnit"><text:span text:style-name="T5">Bruger angiver filnavn, hvorefter filen gemmes. </text:span></text:span></text:p>
            </text:list-item>
          </text:list>
        </text:list-item>
      </text:list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2">Filen skal gemmes med filtypen .tx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4$Win32 LibreOffice_project/340m1$Build-402</meta:generator>
    <dc:date>2012-04-22T19:30:27.26</dc:date>
    <meta:editing-duration>PT2H49M10S</meta:editing-duration>
    <meta:editing-cycles>23</meta:editing-cycles>
    <meta:document-statistic meta:table-count="0" meta:image-count="0" meta:object-count="0" meta:page-count="1" meta:paragraph-count="22" meta:word-count="131" meta:character-count="871" meta:non-whitespace-character-count="763"/>
  </office:meta>
</office:document-meta>
</file>